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3E85C65EE216CB6EB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27.258cm" svg:x="1cm" svg:y="1.22cm">
          <draw:image xlink:href="Pictures/10000000000002B9000003E85C65EE216CB6EB4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4.0.3$Windows_X86_64 LibreOffice_project/f85e47c08ddd19c015c0114a68350214f7066f5a</meta:generator>
  </office:meta>
</office:document-meta>
</file>